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fo:language="de" fo:country="DE" officeooo:paragraph-rsid="001090ba"/>
    </style:style>
    <style:style style:name="P4" style:family="paragraph" style:parent-style-name="Standard">
      <style:paragraph-properties fo:margin-top="0cm" fo:margin-bottom="0.25cm" style:contextual-spacing="false" fo:line-height="115%"/>
      <style:text-properties fo:language="de" fo:country="DE" officeooo:rsid="0010c99d" officeooo:paragraph-rsid="0010c99d"/>
    </style:style>
    <style:style style:name="P5" style:family="paragraph" style:parent-style-name="Standard">
      <style:paragraph-properties fo:margin-top="0cm" fo:margin-bottom="0.25cm" style:contextual-spacing="false" fo:line-height="115%"/>
      <style:text-properties fo:language="de" fo:country="DE" officeooo:rsid="0012afe9" officeooo:paragraph-rsid="00140f6c"/>
    </style:style>
    <style:style style:name="P6" style:family="paragraph" style:parent-style-name="Standard">
      <style:paragraph-properties fo:margin-top="0cm" fo:margin-bottom="0.25cm" style:contextual-spacing="false" fo:line-height="115%"/>
      <style:text-properties fo:language="de" fo:country="DE" officeooo:rsid="00140f6c" officeooo:paragraph-rsid="00140f6c"/>
    </style:style>
    <style:style style:name="P7" style:family="paragraph" style:parent-style-name="Title" style:master-page-name="First_20_Page">
      <style:paragraph-properties style:page-number="auto"/>
      <style:text-properties officeooo:paragraph-rsid="001090ba"/>
    </style:style>
    <style:style style:name="P8" style:family="paragraph" style:parent-style-name="Subtitle">
      <style:text-properties officeooo:paragraph-rsid="001090ba"/>
    </style:style>
    <style:style style:name="P9" style:family="paragraph" style:parent-style-name="Subtitle">
      <style:text-properties officeooo:rsid="001090ba" officeooo:paragraph-rsid="001090ba"/>
    </style:style>
    <style:style style:name="P10" style:family="paragraph" style:parent-style-name="Heading_20_1" style:list-style-name="">
      <style:paragraph-properties fo:margin-left="0cm" fo:margin-right="0cm" fo:text-indent="0cm" style:auto-text-indent="false"/>
      <style:text-properties officeooo:paragraph-rsid="001090ba"/>
    </style:style>
    <style:style style:name="P11" style:family="paragraph" style:parent-style-name="Heading_20_1" style:list-style-name="WWNum1">
      <style:text-properties officeooo:paragraph-rsid="001090ba"/>
    </style:style>
    <style:style style:name="P12" style:family="paragraph" style:parent-style-name="Text_20_body">
      <style:text-properties fo:language="de" fo:country="DE" officeooo:rsid="00140f6c" officeooo:paragraph-rsid="00140f6c"/>
    </style:style>
    <style:style style:name="P13" style:family="paragraph" style:parent-style-name="Text_20_body">
      <style:text-properties fo:language="de" fo:country="DE" officeooo:rsid="0014cc50" officeooo:paragraph-rsid="0014cc50"/>
    </style:style>
    <style:style style:name="P14" style:family="paragraph" style:parent-style-name="Text_20_body">
      <style:text-properties fo:language="de" fo:country="DE" officeooo:rsid="00169b60" officeooo:paragraph-rsid="00169b60"/>
    </style:style>
    <style:style style:name="P15" style:family="paragraph" style:parent-style-name="Text_20_body">
      <style:text-properties fo:language="de" fo:country="DE" officeooo:paragraph-rsid="001090ba"/>
    </style:style>
    <style:style style:name="P16" style:family="paragraph" style:parent-style-name="Text_20_body">
      <style:text-properties fo:language="de" fo:country="DE" officeooo:rsid="00198926" officeooo:paragraph-rsid="00198926"/>
    </style:style>
    <style:style style:name="P17" style:family="paragraph" style:parent-style-name="Text_20_body">
      <style:text-properties officeooo:paragraph-rsid="001090ba"/>
    </style:style>
    <style:style style:name="P18" style:family="paragraph" style:parent-style-name="Text_20_body">
      <style:text-properties officeooo:paragraph-rsid="00198926"/>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officeooo:rsid="0010c99d"/>
    </style:style>
    <style:style style:name="T5" style:family="text">
      <style:text-properties fo:language="de" fo:country="DE" officeooo:rsid="00198926"/>
    </style:style>
    <style:style style:name="T6" style:family="text">
      <style:text-properties officeooo:rsid="0012afe9"/>
    </style:style>
    <style:style style:name="T7" style:family="text">
      <style:text-properties officeooo:rsid="00140f6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14cc50"/>
    </style:style>
    <style:style style:name="T11" style:family="text">
      <style:text-properties style:text-underline-style="none" officeooo:rsid="00173e13"/>
    </style:style>
    <style:style style:name="T12" style:family="text">
      <style:text-properties style:text-underline-style="none" officeooo:rsid="00198926"/>
    </style:style>
    <style:style style:name="T13" style:family="text">
      <style:text-properties officeooo:rsid="00198926"/>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2"><text:span text:style-name="T3">Junioraufgabe</text:span><text:span text:style-name="T2"> </text:span><text:span text:style-name="T4">2</text:span><text:span text:style-name="T2">: </text:span><text:span text:style-name="T4">Texthopsen</text:span></text:p>
      <text:p text:style-name="P8" loext:marker-style-name="T2"><text:span text:style-name="T2">Team-ID: 01005</text:span></text:p>
      <text:p text:style-name="P8" loext:marker-style-name="T2"><text:span text:style-name="T2">Team: Jonathan</text:span></text:p>
      <text:p text:style-name="P8" loext:marker-style-name="T2"><text:span text:style-name="T2">Bearbeiter/-innen dieser Aufgabe: Jonathan Salomo</text:span></text:p>
      <text:p text:style-name="P9" loext:marker-style-name="T2"><text:span text:style-name="T2"><text:date style:data-style-name="N41" text:date-value="2024-11-09T12:23:10.051999990">9.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10" text:outline-level="1"/>
      <text:h text:style-name="P10" text:outline-level="1" loext:marker-style-name="T2"><text:bookmark-start text:name="__RefHeading___Toc2232_4178761632"/><text:span text:style-name="T2">Lösungsidee</text:span><text:bookmark-end text:name="__RefHeading___Toc2232_4178761632"/></text:h>
      <text:p text:style-name="P4">Um diese Aufgabe schnell und effizient zu lösen habe ich mir einige Taktiken überlegt. </text:p>
      <text:p text:style-name="P4">Die erste davon ist das ich <text:span text:style-name="T6">zu Anfang den Text nicht in seiner Ursprungsform in den Algorithmus füttere sondern erst alles aus diesem Filtere was kein Buchstabe ist. Dies ermöglichst es das ich im nächsten Schritt eindeutige Koordinaten für jeden einzelnen Buchstaben, also jeden möglichen Schritt, habe.</text:span></text:p>
      <text:p text:style-name="P5">Nun gehe setze ich zwei Startpositionen wie es die Aufgabe vorgibt und beginne zu springen. Hierbei springe ich so lange bis beide aus dem Text gesprungen sind und merke mir jeden Buchstaben über den sie springen. Bei jedem Sprung prüfe ich welchen Wert der Buchstabe hat auf dessen Koordinate ich gesprungen und addiere dies dann zu der vorherigen Koordinate. <text:span text:style-name="T7">Dieser Prozess simuliert dies Prozess des Hopsen akkurat. </text:span></text:p>
      <text:p text:style-name="P6">Nun gebe ich den ursprünglichen Text nochmal wie in der Aufgabenstellung aus. Hierfür gehe ich einmal durch den kompletten Text und immer wenn ich einen anderen Zeichen sehe erhöhe ich einen Zähler. Wen das aktuelle Zeichen jedoch ein Buchstabe ist schaue ich ob einer der beiden über diesen gesprungen ist, wobei ich die Koordinate des Sprungs durch die Iteration im Text – die anderen Zeichen berechne. <text:span text:style-name="T13">Währenddessen</text:span> färbe ich die Ausgabe entsprechend ein.</text:p>
      <text:p text:style-name="P3"/>
      <text:list xml:id="list3315827069" text:style-name="WWNum1">
        <text:list-item>
          <text:h text:style-name="P11" text:outline-level="1" loext:marker-style-name="T2"><text:bookmark-start text:name="__RefHeading___Toc2234_4178761632"/><text:soft-page-break/><text:span text:style-name="T2">Umsetzung</text:span><text:bookmark-end text:name="__RefHeading___Toc2234_4178761632"/></text:h>
        </text:list-item>
      </text:list>
      <text:p text:style-name="P12" loext:marker-style-name="T2"><text:bookmark-start text:name="__RefHeading___Toc2236_4178761632"/>Zur Umsetzung dieser Aufgabe habe ich Java verwendet und Mein Programm objektorientiert.<text:bookmark-end text:name="__RefHeading___Toc2236_4178761632"/></text:p>
      <text:p text:style-name="P12" loext:marker-style-name="T2">Beginnen tue ich damit, dass ich mit <text:span text:style-name="T8">meiner eigenen</text:span><text:span text:style-name="T9"> einlese-Klasse </text:span><text:span text:style-name="T10">den Text einlese.</text:span><text:span text:style-name="T9"> </text:span><text:span text:style-name="T10">Dieser wird dann nach Speicherung an meinen Converter übergeben. </text:span></text:p>
      <text:p text:style-name="P13" loext:marker-style-name="T2"><text:span text:style-name="T9">Im Konverter wird damit begonnen den Text zu verarbeiten. Durch die beiden String Funktionen .toloercase() und .replaceall() aus der Standartbiotehk ersetze ich alle Zeichen bis auf Buchstaben. Diese speicher ich nun durch eine for-Schleife in einem char Array für einen schnellen Zugriff.</text:span></text:p>
      <text:p text:style-name="P14" loext:marker-style-name="T2"><text:span text:style-name="T9">Nun habe ich meinen Hopser dem ich den so überarbeiteten Text übergebe. Dieser beginnt damit, dass er ArrayLists für beide Teilnehmer erstellt, um ihre Sprünge zu speichern. Diese werden mit einer Länge von dem Text durch 15 inizalisirt um Speicher zu sparen, da diese so im Durchschnitt für alle Sprünge reichen. Nun initialisiere ich noch zwei Variablen mit den Startpositionen der Teilnehmer. </text:span></text:p>
      <text:p text:style-name="P14" loext:marker-style-name="T2"><text:span text:style-name="T9">Um nun die Sprünge zu simulieren verwende ich eine while-Schleife, in welcher </text:span><text:span text:style-name="T11">fünf</text:span><text:span text:style-name="T9"> if-Abfragen gemacht werden. Als erstes wird geschaut ob der erste Spieler noch im Text ist, wenn dies der Fall ist rufe ich eine HaschMap auf, die die Buchstaben auf die Werte mapt. Durch diese berechne ich nun die nächste Koordinate </text:span><text:span text:style-name="T12">und simuliere so den Sprung</text:span><text:span text:style-name="T9">. </text:span><text:span text:style-name="T11">Dan</text:span><text:span text:style-name="T12">n</text:span><text:span text:style-name="T11"> mache ich noch eine if-Abfr</text:span><text:span text:style-name="T12">age welche kontrolliert, dass der Spieler noch im Text ist und sollte dies nicht mehr der Fall sein diesen als den Gewinner festlegt solange der andere Spieler nicht vorher raus-gesprungen ist.</text:span><text:span text:style-name="T9"> Dies tue ich nun auch nochmal für den zweiten Teilnehmer. In der Dritten if-Abfrage kontrolliere ich nun </text:span><text:span text:style-name="T11">ob beide Teilnehmer noch im Text sind und beende die Schleife wenn dies nicht mehr der Fall ist.</text:span></text:p>
      <text:p text:style-name="P16" loext:marker-style-name="T2"><text:span text:style-name="T11">U</text:span><text:span text:style-name="T9">m nun den Text in der Form auszugeben wie er auf dem Aufgabenblatt angegeben ist gehe ich einmal mit einer vor schleife durch den ursprünglichen Text. Hirbei konntrolier eich als erstes ob ich bei der Aktuellen Koordinate ein Buchstaben oder ein anderes Zeichen vorliegen haben. Je nachdem printe ich es einfach auf die Konsole oder, wen es ein Buchstabe ist finde ich durch seine Koordinate im Text – all die anderen Zeichen an denen ich vorbei gekommen bin mit einem Aufruf des Hopsers heraus ob dieser einzufärben ist. </text:span></text:p>
      <text:p text:style-name="P18" loext:marker-style-name="T2"><text:span text:style-name="T5">Hiernach gebe ich noch aus wehr gewonnen hat und wie viele Sprünge dafür nötig wahren. </text:span></text:p>
      <text:list xml:id="list122311168417232" text:continue-numbering="true" text:style-name="WWNum1">
        <text:list-item>
          <text:h text:style-name="P11" text:outline-level="1" loext:marker-style-name="T2"><text:span text:style-name="T2">Beispiele</text:span></text:h>
        </text:list-item>
      </text:list>
      <text:p text:style-name="P17" loext:marker-style-name="T2"><text:span text:style-name="T2"/></text:p>
      <text:p text:style-name="P3" loext:marker-style-name="T2"/>
      <text:h text:style-name="P10" text:outline-level="1" loext:marker-style-name="T2"><text:bookmark-start text:name="__RefHeading___Toc2238_4178761632"/><text:span text:style-name="T2">Quellcode</text:span><text:bookmark-end text:name="__RefHeading___Toc2238_4178761632"/></text:h>
      <text:p text:style-name="P17"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7.5.4.2$Windows_X86_64 LibreOffice_project/36ccfdc35048b057fd9854c757a8b67ec53977b6</meta:generator>
    <dc:date>2024-11-09T12:22:47.718000000</dc:date>
    <meta:editing-duration>PT44M54S</meta:editing-duration>
    <meta:editing-cycles>4</meta:editing-cycles>
    <meta:document-statistic meta:table-count="0" meta:image-count="0" meta:object-count="0" meta:page-count="2" meta:paragraph-count="26" meta:word-count="598" meta:character-count="3801" meta:non-whitespace-character-count="3220"/>
  </office:meta>
</office:document-meta>
</file>